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master-page-name="MP0" style:name="P1" style:parent-style-name="Title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olumn" style:name="TableColumn44">
      <style:table-column-properties style:column-width="1.059in"/>
    </style:style>
    <style:style style:family="table-column" style:name="TableColumn45">
      <style:table-column-properties style:column-width="1.1in"/>
    </style:style>
    <style:style style:family="table-column" style:name="TableColumn46">
      <style:table-column-properties style:column-width="1.1in"/>
    </style:style>
    <style:style style:family="table-column" style:name="TableColumn47">
      <style:table-column-properties style:column-width="1.1013in"/>
    </style:style>
    <style:style style:family="table-column" style:name="TableColumn48">
      <style:table-column-properties style:column-width="1.1027in"/>
    </style:style>
    <style:style style:family="table-column" style:name="TableColumn49">
      <style:table-column-properties style:column-width="1.0145in"/>
    </style:style>
    <style:style style:family="table" style:name="Table43">
      <style:table-properties fo:margin-left="0in" style:rel-width="100.5%" style:width="6.4777in" table:align="left"/>
    </style:style>
    <style:style style:family="table-row" style:name="TableRow50">
      <style:table-row-properties style:min-row-height="0.2666in"/>
    </style:style>
    <style:style style:family="table-cell" style:name="TableCell51">
      <style:table-cell-properties fo:background-color="#FFFFFF" fo:border-bottom="0.0416in solid #4F81BD" fo:border-left="none" fo:border-right="none" fo:border-top="none" fo:padding-bottom="0in" fo:padding-left="0.075in" fo:padding-right="0.075in" fo:padding-top="0in" fo:wrap-option="no-wrap" style:writing-mode="lr-tb"/>
    </style:style>
    <style:style style:family="paragraph" style:name="P52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53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5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7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9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1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63">
      <style:table-row-properties style:min-row-height="0.2666in"/>
    </style:style>
    <style:style style:family="table-cell" style:name="TableCell64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65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6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4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7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76">
      <style:table-row-properties style:min-row-height="0.2666in"/>
    </style:style>
    <style:style style:family="table-cell" style:name="TableCell77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78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79">
      <style:table-cell-properties fo:border="none" fo:padding-bottom="0in" fo:padding-left="0.075in" fo:padding-right="0.075in" fo:padding-top="0in" style:writing-mode="lr-tb"/>
    </style:style>
    <style:style style:family="paragraph" style:name="P8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1">
      <style:table-cell-properties fo:border="none" fo:padding-bottom="0in" fo:padding-left="0.075in" fo:padding-right="0.075in" fo:padding-top="0in" style:writing-mode="lr-tb"/>
    </style:style>
    <style:style style:family="paragraph" style:name="P8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3">
      <style:table-cell-properties fo:border="none" fo:padding-bottom="0in" fo:padding-left="0.075in" fo:padding-right="0.075in" fo:padding-top="0in" style:writing-mode="lr-tb"/>
    </style:style>
    <style:style style:family="paragraph" style:name="P8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5">
      <style:table-cell-properties fo:border="none" fo:padding-bottom="0in" fo:padding-left="0.075in" fo:padding-right="0.075in" fo:padding-top="0in" style:writing-mode="lr-tb"/>
    </style:style>
    <style:style style:family="paragraph" style:name="P8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7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8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89">
      <style:table-row-properties style:min-row-height="0.2666in"/>
    </style:style>
    <style:style style:family="table-cell" style:name="TableCell90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91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9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0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0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02">
      <style:table-row-properties style:min-row-height="0.2666in"/>
    </style:style>
    <style:style style:family="table-cell" style:name="TableCell103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04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05">
      <style:table-cell-properties fo:border="none" fo:padding-bottom="0in" fo:padding-left="0.075in" fo:padding-right="0.075in" fo:padding-top="0in" style:writing-mode="lr-tb"/>
    </style:style>
    <style:style style:family="paragraph" style:name="P10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7">
      <style:table-cell-properties fo:border="none" fo:padding-bottom="0in" fo:padding-left="0.075in" fo:padding-right="0.075in" fo:padding-top="0in" style:writing-mode="lr-tb"/>
    </style:style>
    <style:style style:family="paragraph" style:name="P10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9">
      <style:table-cell-properties fo:border="none" fo:padding-bottom="0in" fo:padding-left="0.075in" fo:padding-right="0.075in" fo:padding-top="0in" style:writing-mode="lr-tb"/>
    </style:style>
    <style:style style:family="paragraph" style:name="P11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1">
      <style:table-cell-properties fo:border="none" fo:padding-bottom="0in" fo:padding-left="0.075in" fo:padding-right="0.075in" fo:padding-top="0in" style:writing-mode="lr-tb"/>
    </style:style>
    <style:style style:family="paragraph" style:name="P11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3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1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15">
      <style:table-row-properties style:min-row-height="0.2666in"/>
    </style:style>
    <style:style style:family="table-cell" style:name="TableCell116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17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1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1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6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2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olumn" style:name="TableColumn129">
      <style:table-column-properties style:column-width="1.5993in"/>
    </style:style>
    <style:style style:family="table-column" style:name="TableColumn130">
      <style:table-column-properties style:column-width="1.5993in"/>
    </style:style>
    <style:style style:family="table-column" style:name="TableColumn131">
      <style:table-column-properties style:column-width="1.5993in"/>
    </style:style>
    <style:style style:family="table" style:name="Table128">
      <style:table-properties fo:margin-left="0in" style:width="4.7979in" table:align="left"/>
    </style:style>
    <style:style style:family="table-row" style:name="TableRow132">
      <style:table-row-properties style:min-row-height="0.3937in"/>
    </style:style>
    <style:style style:family="table-cell" style:name="TableCell133">
      <style:table-cell-properties fo:border-bottom="0.0104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5">
      <style:table-cell-properties fo:border-bottom="0.0104in solid #000000" fo:border-left="0.0104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6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7">
      <style:table-cell-properties fo:border-bottom="0.0104in solid #000000" fo:border-left="0.0104in solid #000000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3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39">
      <style:table-row-properties style:min-row-height="0.3937in"/>
    </style:style>
    <style:style style:family="table-cell" style:name="TableCell140">
      <style:table-cell-properties fo:border-bottom="0.0833in solid #000000" fo:border-left="none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4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2">
      <style:table-cell-properties fo:border="0.0104in solid #000000" fo:padding-bottom="0in" fo:padding-left="0.075in" fo:padding-right="0.075in" fo:padding-top="0in" style:writing-mode="lr-tb"/>
    </style:style>
    <style:style style:family="paragraph" style:name="P14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4">
      <style:table-cell-properties fo:border-bottom="0.0104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4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46">
      <style:table-row-properties style:min-row-height="0.3937in"/>
    </style:style>
    <style:style style:family="table-cell" style:name="TableCell147">
      <style:table-cell-properties fo:border-bottom="0.0833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4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9">
      <style:table-cell-properties fo:border-bottom="0.0833in solid #000000" fo:border-left="0.0104in solid #000000" fo:border-right="0.0104in solid #000000" fo:border-top="0.0104in solid #000000" fo:padding-bottom="0in" fo:padding-left="0.075in" fo:padding-right="0.075in" fo:padding-top="0in" style:writing-mode="lr-tb"/>
    </style:style>
    <style:style style:family="paragraph" style:name="P150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51">
      <style:table-cell-properties fo:border-bottom="0.0833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52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olumn" style:name="TableColumn154">
      <style:table-column-properties style:column-width="2.1319in"/>
    </style:style>
    <style:style style:family="table-column" style:name="TableColumn155">
      <style:table-column-properties style:column-width="2.1326in"/>
    </style:style>
    <style:style style:family="table-column" style:name="TableColumn156">
      <style:table-column-properties style:column-width="2.1326in"/>
    </style:style>
    <style:style style:family="table" style:name="Table153">
      <style:table-properties fo:margin-left="0in" style:width="6.3972in" table:align="left"/>
    </style:style>
    <style:style style:family="table-row" style:name="TableRow157">
      <style:table-row-properties style:min-row-height="0.5909in"/>
    </style:style>
    <style:style style:family="table-cell" style:name="TableCell158">
      <style:table-cell-properties fo:background-color="#548DD4"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59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table-cell" style:name="TableCell160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1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2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row" style:name="TableRow164">
      <style:table-row-properties style:min-row-height="0.5909in"/>
    </style:style>
    <style:style style:family="table-cell" style:name="TableCell165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6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7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8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69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7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row" style:name="TableRow171">
      <style:table-row-properties style:min-row-height="0.5909in"/>
    </style:style>
    <style:style style:family="table-cell" style:name="TableCell172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74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5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76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7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olumn" style:name="TableColumn179">
      <style:table-column-properties style:column-width="1.5993in"/>
    </style:style>
    <style:style style:family="table-column" style:name="TableColumn180">
      <style:table-column-properties style:column-width="1.5993in"/>
    </style:style>
    <style:style style:family="table-column" style:name="TableColumn181">
      <style:table-column-properties style:column-width="1.5993in"/>
    </style:style>
    <style:style style:family="table-column" style:name="TableColumn182">
      <style:table-column-properties style:column-width="1.5993in"/>
    </style:style>
    <style:style style:family="table" style:name="Table178">
      <style:table-properties fo:margin-left="0in" style:width="6.3972in" table:align="left"/>
    </style:style>
    <style:style style:family="table-row" style:name="TableRow183">
      <style:table-row-properties style:min-row-height="1.575in"/>
    </style:style>
    <style:style style:family="table-cell" style:name="TableCell184">
      <style:table-cell-properties fo:border="0.0625in solid #000000" fo:padding-bottom="0in" fo:padding-left="0.075in" fo:padding-right="0.075in" fo:padding-top="0in" style:writing-mode="lr-tb"/>
    </style:style>
    <style:style style:family="paragraph" style:name="P18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86">
      <style:table-cell-properties fo:border-bottom="0.0069in solid #000000" fo:border-left="0.0625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87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188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89">
      <style:table-cell-properties fo:border-bottom="0.0625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9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91">
      <style:table-row-properties style:min-row-height="0.9847in"/>
    </style:style>
    <style:style style:family="table-cell" style:name="TableCell192">
      <style:table-cell-properties fo:border="0.0069in solid #000000" fo:padding-bottom="0in" fo:padding-left="0.075in" fo:padding-right="0.075in" fo:padding-top="0in" style:writing-mode="lr-tb"/>
    </style:style>
    <style:style style:family="paragraph" style:name="P19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4">
      <style:table-cell-properties fo:background-color="#00B050" fo:border-bottom="0.0069in solid #000000" fo:border-left="0.0069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195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19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7">
      <style:table-cell-properties fo:border-bottom="0.0069in solid #000000" fo:border-left="0.0625in solid #000000" fo:border-right="0.0625in solid #000000" fo:border-top="0.0625in solid #000000" fo:padding-bottom="0in" fo:padding-left="0.075in" fo:padding-right="0.075in" fo:padding-top="0in" style:writing-mode="lr-tb"/>
    </style:style>
    <style:style style:family="paragraph" style:name="P19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199">
      <style:table-row-properties/>
    </style:style>
    <style:style style:family="table-cell" style:name="TableCell200">
      <style:table-cell-properties fo:border-bottom="0.0069in solid #000000" fo:border-left="0.0069in solid #000000" fo:border-right="0.0833in solid #FF0000" fo:border-top="0.0069in solid #000000" fo:padding-bottom="0in" fo:padding-left="0.075in" fo:padding-right="0.075in" fo:padding-top="0in" style:writing-mode="lr-tb"/>
    </style:style>
    <style:style style:family="paragraph" style:name="P20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2">
      <style:table-cell-properties fo:border="0.0833in solid #FF0000" fo:padding-bottom="0in" fo:padding-left="0.075in" fo:padding-right="0.075in" fo:padding-top="0in" style:writing-mode="lr-tb"/>
    </style:style>
    <style:style style:family="paragraph" style:name="P20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204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cell" style:name="TableCell205">
      <style:table-cell-properties fo:border-bottom="0.0069in solid #000000" fo:border-left="0.0833in solid #FF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7">
      <style:table-cell-properties fo:border-bottom="0.0625in solid #000000" fo:border-left="0.0625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209">
      <style:table-row-properties/>
    </style:style>
    <style:style style:family="table-cell" style:name="TableCell210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2">
      <style:table-cell-properties fo:border-bottom="0.0833in solid #000000" fo:border-left="0.0069in solid #000000" fo:border-right="0.0069in solid #000000" fo:border-top="0.0833in solid #FF0000" fo:padding-bottom="0in" fo:padding-left="0.075in" fo:padding-right="0.075in" fo:padding-top="0in" style:writing-mode="lr-tb"/>
    </style:style>
    <style:style style:family="paragraph" style:name="P21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4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6">
      <style:table-cell-properties fo:border-bottom="0.0069in solid #000000" fo:border-left="0.0069in solid #000000" fo:border-right="0.0069in solid #000000" fo:border-top="0.0625in solid #000000" fo:padding-bottom="0in" fo:padding-left="0.075in" fo:padding-right="0.075in" fo:padding-top="0in" style:writing-mode="lr-tb"/>
    </style:style>
    <style:style style:family="paragraph" style:name="P217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table-column" style:name="a412d36">
      <style:table-column-properties style:column-width="32.5mm"/>
    </style:style>
    <style:style style:family="table-column" style:name="a0bae83">
      <style:table-column-properties style:column-width="32.5mm"/>
    </style:style>
    <style:style style:family="table-column" style:name="af5cb04">
      <style:table-column-properties style:column-width="32.5mm"/>
    </style:style>
    <style:style style:family="table-column" style:name="abafe30">
      <style:table-column-properties style:column-width="32.5mm"/>
    </style:style>
    <style:style style:family="table" style:name="a4832d3">
      <style:table-properties fo:margin-left="0in" style:rel-width="100%" style:width="6.3972in" table:align="left"/>
    </style:style>
    <style:style style:family="table-column" style:name="aa7e052">
      <style:table-column-properties style:column-width="32.5mm"/>
    </style:style>
    <style:style style:family="table-column" style:name="acbe7b0">
      <style:table-column-properties style:column-width="32.5mm"/>
    </style:style>
    <style:style style:family="table-column" style:name="ada247c">
      <style:table-column-properties style:column-width="32.5mm"/>
    </style:style>
    <style:style style:family="table-column" style:name="a316ac1">
      <style:table-column-properties style:column-width="32.5mm"/>
    </style:style>
    <style:style style:family="table-column" style:name="aa4ac2b">
      <style:table-column-properties style:column-width="27.08mm"/>
    </style:style>
    <style:style style:family="table-column" style:name="af78bf3">
      <style:table-column-properties style:column-width="27.08mm"/>
    </style:style>
    <style:style style:family="table-column" style:name="af269c9">
      <style:table-column-properties style:column-width="27.08mm"/>
    </style:style>
    <style:style style:family="table-column" style:name="a0dd51e">
      <style:table-column-properties style:column-width="27.08mm"/>
    </style:style>
    <style:style style:family="table" style:name="ab6bfa3">
      <style:table-properties fo:margin-left="0in" style:rel-width="100%" style:width="6.3972in" table:align="left"/>
    </style:style>
    <style:style style:family="table-column" style:name="ab091e2">
      <style:table-column-properties style:column-width="27.08mm"/>
    </style:style>
    <style:style style:family="table-column" style:name="ad74862">
      <style:table-column-properties style:column-width="27.08mm"/>
    </style:style>
    <style:style style:family="table-column" style:name="aa82a1b">
      <style:table-column-properties style:column-width="27.08mm"/>
    </style:style>
    <style:style style:family="table-column" style:name="a4397d4">
      <style:table-column-properties style:column-width="27.08mm"/>
    </style:style>
  </office:automatic-styles>
  <office:body>
    <office:text text:use-soft-page-breaks="true">
      <text:p text:style-name="P1">Tables</text:p>
      <text:p text:style-name="Subtitle">Examples</text:p>
      <text:h text:outline-level="2" text:style-name="Heading2">Table with different background colors (hard coded)</text:h>
      <text:p text:style-name="Normal"/>
      <table:table table:style-name="ab6bfa3">
        <table:table-columns>
          <table:table-column table:style-name="ab091e2"/>
          <table:table-column table:number-columns-repeated="2" table:style-name="ad74862"/>
          <table:table-column table:number-columns-repeated="2" table:style-name="aa82a1b"/>
          <table:table-column table:style-name="a4397d4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0"/>
          <table:table-cell table:style-name="TableCell12">
            <text:p text:style-name="P13">3</text:p>
          </table:table-cell>
          <table:table-cell table:style-name="TableCell12">
            <text:p>bb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19"/>
          <table:table-cell table:style-name="TableCell21">
            <text:p text:style-name="P22">7</text:p>
          </table:table-cell>
          <table:table-cell table:style-name="TableCell21">
            <text:p>c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28"/>
          <table:table-cell table:style-name="TableCell30">
            <text:p text:style-name="P31">11</text:p>
          </table:table-cell>
          <table:table-cell table:style-name="TableCell30">
            <text:p>d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7"/>
          <table:table-cell table:style-name="TableCell39">
            <text:p text:style-name="P40">15</text:p>
          </table:table-cell>
          <table:table-cell table:style-name="TableCell39">
            <text:p>e</text:p>
          </table:table-cell>
          <table:table-cell table:style-name="TableCell41">
            <text:p text:style-name="P42">16</text:p>
          </table:table-cell>
        </table:table-row>
      </table:table>
      <text:p text:style-name="Normal"/>
      <text:h text:outline-level="2" text:style-name="Heading2">Table with different background colors (theme, toggle background)</text:h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oint</text:p>
          </table:table-cell>
          <table:table-cell table:style-name="TableCell53">
            <text:p text:style-name="P54">Point<text:s/>A</text:p>
          </table:table-cell>
          <table:table-cell table:style-name="TableCell55">
            <text:p text:style-name="P56">Point<text:s/>B</text:p>
          </table:table-cell>
          <table:table-cell table:style-name="TableCell57">
            <text:p text:style-name="P58">Point<text:s/>C</text:p>
          </table:table-cell>
          <table:table-cell table:style-name="TableCell59">
            <text:p text:style-name="P60">Point<text:s/>D</text:p>
          </table:table-cell>
          <table:table-cell table:style-name="TableCell61">
            <text:p text:style-name="P62">Point<text:s/>E</text:p>
          </table:table-cell>
        </table:table-row>
        <table:table-row table:style-name="TableRow63">
          <table:table-cell table:style-name="TableCell64">
            <text:p text:style-name="P65">Point<text:s/>A</text:p>
          </table:table-cell>
          <table:table-cell table:style-name="TableCell66">
            <text:p text:style-name="P67">—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int<text:s/>B</text:p>
          </table:table-cell>
          <table:table-cell table:style-name="TableCell79">
            <text:p text:style-name="P80">87</text:p>
          </table:table-cell>
          <table:table-cell table:style-name="TableCell81">
            <text:p text:style-name="P82">—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oint<text:s/>C</text:p>
          </table:table-cell>
          <table:table-cell table:style-name="TableCell92">
            <text:p text:style-name="P93">64</text:p>
          </table:table-cell>
          <table:table-cell table:style-name="TableCell94">
            <text:p text:style-name="P95">56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int<text:s/>D</text:p>
          </table:table-cell>
          <table:table-cell table:style-name="TableCell105">
            <text:p text:style-name="P106">37</text:p>
          </table:table-cell>
          <table:table-cell table:style-name="TableCell107">
            <text:p text:style-name="P108">32</text:p>
          </table:table-cell>
          <table:table-cell table:style-name="TableCell109">
            <text:p text:style-name="P110">91</text:p>
          </table:table-cell>
          <table:table-cell table:style-name="TableCell111">
            <text:p text:style-name="P112">—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Point<text:s/>E</text:p>
          </table:table-cell>
          <table:table-cell table:style-name="TableCell118">
            <text:p text:style-name="P119">93</text:p>
          </table:table-cell>
          <table:table-cell table:style-name="TableCell120">
            <text:p text:style-name="P121">35</text:p>
          </table:table-cell>
          <table:table-cell table:style-name="TableCell122">
            <text:p text:style-name="P123">54</text:p>
          </table:table-cell>
          <table:table-cell table:style-name="TableCell124">
            <text:p text:style-name="P125">43</text:p>
          </table:table-cell>
          <table:table-cell table:style-name="TableCell126">
            <text:p text:style-name="P127">—</text:p>
          </table:table-cell>
        </table:table-row>
      </table:table>
      <text:p text:style-name="Normal"/>
      <text:p text:style-name="Normal"/>
      <text:h text:outline-level="2" text:style-name="Heading2">Thick table border, but cell can overrule<text:s/>table border</text:h>
      <text:p text:style-name="Normal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h text:outline-level="2" text:style-name="Heading2">Table with background color for top-left, top-right, bottom-left and bottom-right cell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ste Ecke oben links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</table:table-row>
        <table:table-row table:style-name="TableRow164">
          <table:table-cell table:style-name="TableCell165">
            <text:p text:style-name="P166">Zweite Ecke oben links</text:p>
          </table:table-cell>
          <table:table-cell table:style-name="TableCell167">
            <text:p text:style-name="P168">3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Dritte Ecke oben links</text:p>
          </table:table-cell>
          <table:table-cell table:style-name="TableCell174">
            <text:p text:style-name="P175">5</text:p>
          </table:table-cell>
          <table:table-cell table:style-name="TableCell176">
            <text:p text:style-name="P177">6</text:p>
          </table:table-cell>
        </table:table-row>
      </table:table>
      <text:p text:style-name="Normal"/>
      <text:p text:style-name="Normal"/>
      <text:h text:outline-level="2" text:style-name="Heading2">Funny Table</text:h>
      <text:p text:style-name="Normal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number-columns-spanned="2" table:style-name="TableCell184">
            <text:p text:style-name="P185">A big cell with thick border</text:p>
          </table:table-cell>
          <table:covered-table-cell/>
          <table:table-cell table:style-name="TableCell186">
            <text:p text:style-name="P187">Para1</text:p>
            <text:p text:style-name="P188">Para2</text:p>
          </table:table-cell>
          <table:table-cell table:style-name="TableCell189">
            <text:p text:style-name="P190">Hello world!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number-columns-spanned="2" table:style-name="TableCell194">
            <text:p text:style-name="P195">Cell background is green.</text:p>
            <text:p text:style-name="P196"/>
          </table:table-cell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>Thick red border</text:p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hick border at bottom of 3 cell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Heading 1" style:family="paragraph" style:name="Heading1" style:next-style-name="Normal" style:parent-style-name="Normal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Heading 2" style:family="paragraph" style:name="Heading2" style:next-style-name="Normal" style:parent-style-name="Normal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Title" style:family="paragraph" style:name="Title" style:next-style-name="Normal" style:parent-style-name="Normal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le Char" style:family="text" style:name="TitleChar" style:parent-style-name="DefaultParagraphFon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Subtitle" style:family="paragraph" style:name="Subtitle" style:next-style-name="Normal" style:parent-style-name="Normal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Subtitle Char" style:family="text" style:name="SubtitleChar" style:parent-style-name="DefaultParagraphFon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Sheherazade</dc:creator>
    <meta:creation-date>2012-12-17T13:12:00Z</meta:creation-date>
    <dc:date>2018-04-06T23:26:59</dc:date>
    <meta:template xlink:href="Normal.dotm" xlink:type="simple"/>
    <meta:editing-cycles>4</meta:editing-cycles>
    <meta:editing-duration>PT0.232S</meta:editing-duration>
    <meta:document-statistic meta:character-count="746" meta:non-whitespace-character-count="645" meta:page-count="2" meta:paragraph-count="1" meta:row-count="5" meta:word-count="102"/>
  </office:meta>
</office:document-meta>
</file>